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MECA JAIRO JO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NDOZA MECA, JAIRO JO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6038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AVARRO MOGOLLON, KEVIN JHONATA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337743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30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